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5b277d" draw:marker-start-width="0.279cm" draw:marker-end-width="0.279cm" draw:fill="solid" draw:fill-color="#b7b3ca" draw:textarea-horizontal-align="left" draw:auto-grow-height="true" draw:auto-grow-width="false" fo:min-height="0.797cm" fo:min-width="0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1.82cm" fo:min-width="1.57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2cm" fo:min-width="0.58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5b277d" draw:marker-start-width="0.279cm" draw:marker-end-width="0.279cm" draw:fill="solid" draw:fill-color="#b7b3ca" draw:textarea-horizontal-align="left" draw:auto-grow-height="true" draw:auto-grow-width="false" fo:min-height="0.298cm" fo:min-width="0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  <style:paragraph-properties style:writing-mode="lr-tb"/>
    </style:style>
    <style:style style:name="gr8" style:family="graphic" style:parent-style-name="objectwithoutfill">
      <style:graphic-properties svg:stroke-width="0.106cm" svg:stroke-color="#224b1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55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solid" draw:fill-color="#b7b3ca"/>
      <style:paragraph-properties style:writing-mode="lr-tb"/>
      <style:text-properties style:font-name="Ubuntu" fo:font-size="20pt" fo:font-style="italic" style:font-style-asian="italic" style:font-style-complex="italic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text-align="center" fo:text-indent="0cm" style:writing-mode="lr-tb"/>
      <style:text-properties fo:color="#ffffff" loext:opacity="100%" style:font-name="Liberation Sans1" fo:font-size="24pt" fo:font-weight="bold" style:letter-kerning="true" style:font-name-asian="Noto Sans CJK SC" style:font-size-asian="18pt" style:font-name-complex="Lohit Devanagari" style:font-size-complex="18pt"/>
    </style:style>
    <style:style style:name="P6" style:family="paragraph">
      <loext:graphic-properties draw:fill-color="#468a1a"/>
      <style:paragraph-properties fo:margin-left="0cm" fo:margin-right="0cm" fo:text-align="center" fo:text-indent="0cm" style:writing-mode="lr-tb"/>
      <style:text-properties fo:color="#ffffff" loext:opacity="100%" style:font-name="Liberation Sans1" fo:font-size="24pt" fo:font-weight="bold" style:letter-kerning="true" style:font-name-asian="Noto Sans CJK SC" style:font-size-asian="18pt" style:font-name-complex="Lohit Devanagari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cd3c1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Ubuntu" fo:font-size="20pt" fo:font-style="italic" style:font-size-asian="20pt" style:font-style-asian="italic" style:font-size-complex="20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size="20pt" fo:font-style="italic" style:font-style-asian="italic" style:font-style-complex="italic"/>
    </style:style>
    <style:style style:name="T1" style:family="text">
      <style:text-properties style:font-name="Ubuntu" fo:font-size="20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2" style:family="text">
      <style:text-properties style:text-position="-8% 58%" style:font-name="Ubuntu" fo:font-size="20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3" style:family="text">
      <style:text-properties style:font-name="Ubuntu" fo:font-size="20pt" fo:font-style="italic" style:font-style-asian="italic" style:font-style-complex="italic"/>
    </style:style>
    <style:style style:name="T4" style:family="text">
      <style:text-properties style:text-position="-8% 58%" style:font-name="Ubuntu" fo:font-size="20pt" fo:font-style="italic" style:font-style-asian="italic" style:font-style-complex="italic"/>
    </style:style>
    <style:style style:name="T5" style:family="text">
      <style:text-properties fo:color="#ffffff" loext:opacity="100%" style:font-name="Liberation Sans1" fo:font-size="24pt" fo:font-weight="bold" style:letter-kerning="true" style:font-name-asian="Noto Sans CJK SC" style:font-size-asian="18pt" style:font-name-complex="Lohit Devanagari" style:font-size-complex="18pt"/>
    </style:style>
    <style:style style:name="T6" style:family="text">
      <style:text-properties style:font-name="Ubuntu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6cm" svg:height="1.099cm" svg:x="6cm" svg:y="4.101cm">
          <draw:text-box>
            <text:p text:style-name="P1"><text:span text:style-name="T1">w</text:span><text:span text:style-name="T2">1</text:span></text:p>
          </draw:text-box>
        </draw:frame>
        <draw:frame draw:style-name="gr1" draw:text-style-name="P2" draw:layer="layout" svg:width="1.6cm" svg:height="1.099cm" svg:x="6cm" svg:y="6.7cm">
          <draw:text-box>
            <text:p text:style-name="P1"><text:span text:style-name="T1">w</text:span><text:span text:style-name="T2">2</text:span></text:p>
          </draw:text-box>
        </draw:frame>
        <draw:custom-shape draw:style-name="gr2" draw:text-style-name="P4" xml:id="id3" draw:id="id3" draw:layer="layout" svg:width="1.6cm" svg:height="1.6cm" svg:x="9.2cm" svg:y="1.2cm">
          <text:p text:style-name="P3"><text:span text:style-name="T3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6cm" svg:height="1.6cm" svg:x="5.2cm" svg:y="8.2cm">
          <text:p text:style-name="P3"><text:span text:style-name="T3">x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3cm" svg:height="3cm" svg:x="8.5cm" svg:y="5cm">
          <text:p text:style-name="P5"><text:span text:style-name="T5">g |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5" draw:id="id5" draw:layer="layout" svg:width="1.604cm" svg:height="1.604cm" svg:x="13.198cm" svg:y="5.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2cm" svg:height="1.099cm" svg:x="10.4cm" svg:y="3.2cm">
          <draw:text-box>
            <text:p><text:span text:style-name="T3">b</text:span><text:span text:style-name="T4">1</text:span></text:p>
          </draw:text-box>
        </draw:frame>
        <draw:frame draw:style-name="gr7" draw:text-style-name="P9" draw:layer="layout" svg:width="2.2cm" svg:height="1.047cm" svg:x="1.2cm" svg:y="8.4cm">
          <draw:text-box>
            <text:p><text:span text:style-name="T6">Input </text:span></text:p>
          </draw:text-box>
        </draw:frame>
        <draw:line draw:style-name="gr8" draw:text-style-name="P10" draw:layer="layout" svg:x1="3.2cm" svg:y1="9.002cm" svg:x2="5.2cm" svg:y2="9.002cm">
          <text:p/>
        </draw:line>
        <draw:frame draw:style-name="gr9" draw:text-style-name="P11" draw:layer="layout" svg:width="2.955cm" svg:height="1.047cm" svg:x="12.545cm" svg:y="7.297cm">
          <draw:text-box>
            <text:p><text:span text:style-name="T3">Output</text:span></text:p>
          </draw:text-box>
        </draw:frame>
        <draw:custom-shape draw:style-name="gr10" draw:text-style-name="P4" xml:id="id1" draw:id="id1" draw:layer="layout" svg:width="1.6cm" svg:height="1.6cm" svg:x="5.2cm" svg:y="1.2cm">
          <text:p text:style-name="P3"><text:span text:style-name="T3">x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2cm" svg:height="1.047cm" svg:x="1.2cm" svg:y="1.4cm">
          <draw:text-box>
            <text:p><text:span text:style-name="T3">Input </text:span></text:p>
          </draw:text-box>
        </draw:frame>
        <draw:line draw:style-name="gr8" draw:text-style-name="P10" draw:layer="layout" svg:x1="3.2cm" svg:y1="2cm" svg:x2="5.2cm" svg:y2="2cm">
          <text:p/>
        </draw:line>
        <draw:connector draw:style-name="gr8" draw:text-style-name="P10" draw:layer="layout" draw:type="line" svg:x1="6.566cm" svg:y1="2.566cm" svg:x2="8.939cm" svg:y2="5.439cm" draw:start-shape="id1" draw:start-glue-point="9" draw:end-shape="id2" draw:end-glue-point="5" svg:d="M6566 2566l2373 2873" svg:viewBox="0 0 2374 2874">
          <text:p/>
        </draw:connector>
        <draw:connector draw:style-name="gr8" draw:text-style-name="P10" draw:layer="layout" draw:type="line" svg:x1="10cm" svg:y1="2.8cm" svg:x2="10cm" svg:y2="5cm" draw:start-shape="id3" draw:start-glue-point="8" draw:end-shape="id2" draw:end-glue-point="4" svg:d="M10000 2800v2200" svg:viewBox="0 0 1 2201">
          <text:p/>
        </draw:connector>
        <draw:connector draw:style-name="gr8" draw:text-style-name="P10" draw:layer="layout" draw:type="line" svg:x1="6.566cm" svg:y1="8.434cm" svg:x2="8.939cm" svg:y2="7.561cm" draw:start-shape="id4" draw:start-glue-point="11" draw:end-shape="id2" draw:end-glue-point="7" svg:d="M6566 8434l2373-873" svg:viewBox="0 0 2374 874">
          <text:p/>
        </draw:connector>
        <draw:connector draw:style-name="gr8" draw:text-style-name="P10" draw:layer="layout" draw:type="line" svg:x1="11.5cm" svg:y1="6.5cm" svg:x2="13.198cm" svg:y2="6.502cm" draw:start-shape="id2" draw:start-glue-point="10" draw:end-shape="id5" draw:end-glue-point="6" svg:d="M11500 6500l1698 2" svg:viewBox="0 0 1699 3">
          <text:p/>
        </draw:connector>
        <draw:frame draw:style-name="gr11" draw:text-style-name="P7" draw:layer="layout" svg:width="1.999cm" svg:height="0.999cm" svg:x="13.8cm" svg:y="6.2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7" draw:layer="layout" svg:width="1.999cm" svg:height="0.999cm" svg:x="7.093cm" svg:y="3.4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1:13:11.795352916</meta:creation-date>
    <dc:date>2022-10-25T18:43:00.339075550</dc:date>
    <meta:editing-duration>PT6H24M48S</meta:editing-duration>
    <meta:editing-cycles>11</meta:editing-cycles>
    <meta:generator>LibreOffice/7.3.6.2$Linux_X86_64 LibreOffice_project/3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2/content.xml><?xml version="1.0" encoding="utf-8"?>
<math xmlns="http://www.w3.org/1998/Math/MathML" display="block"/>
</file>